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4fb9" officeooo:paragraph-rsid="000f4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information come from ProgrammingKnowled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53:24.119443870</meta:creation-date>
    <dc:date>2018-11-01T10:54:38.785140625</dc:date>
    <meta:editing-duration>PT1M16S</meta:editing-duration>
    <meta:editing-cycles>1</meta:editing-cycles>
    <meta:document-statistic meta:table-count="0" meta:image-count="0" meta:object-count="0" meta:page-count="1" meta:paragraph-count="1" meta:word-count="5" meta:character-count="46" meta:non-whitespace-character-count="42"/>
    <meta:generator>LibreOffice/6.0.6.2$Linux_X86_64 LibreOffice_project/00m0$Build-2</meta:generator>
  </office:meta>
</office:document-meta>
</file>